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4/2022<text:bookmark-end text:name="Text14"/></text:p>
            <text:p text:style-name="Normální">KVOP-63011/2022<text:bookmark-end text:name="Text2"/></text:p>
            <text:p text:style-name="Normální"><text:bookmark-start text:name="Text6"/>15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Ing. M. B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Podání informace podle zákona č. 106/1999 Sb., o svobodném přístupu k informacím</text:h>
      <text:p text:style-name="Základnítext">Vážený pane prezidente,</text:p>
      <text:p text:style-name="Základnítext">odpovídám na Vaši žádost doručenou dne 9. 12. 2022. Ptáte se, zda se pojem „správa“ v dokumentu<text:s/><text:a xlink:href="https://www.ochrance.cz/dokument/principy-dobre-spravy/" office:target-frame-name="_top" xlink:show="replace"><text:span text:style-name="Hypertextovýodkaz">Principy dobré správy</text:span></text:a><text:s/>shoduje s pojmem „veřejná správa“ podle<text:s/><text:a xlink:href="https://www.zakonyprolidi.cz/cs/2004-500#p1-1" office:target-frame-name="_top" xlink:show="replace"><text:span text:style-name="Hypertextovýodkaz">§ 1 odst. 1</text:span></text:a><text:s/>správního řádu, popřípadě do jaké míry.</text:p>
      <text:p text:style-name="Základnítext"><text:span text:style-name="Silné">Ano. Slovo</text:span><text:span text:style-name="Silné"><text:s/>„správa“ v pojmu „dobrá správa“ skutečně znamená veřejnou správu<text:s/></text:span>a ombudsman principy dobré správy poměřuje jednání správních úřadů a některých dalších institucí podle<text:s/><text:a xlink:href="https://www.zakonyprolidi.cz/cs/1999-349#p1-2" office:target-frame-name="_top" xlink:show="replace"><text:span text:style-name="Hypertextovýodkaz">§ 1 odst. 2</text:span></text:a><text:s/>zákona č. 349/1999 Sb., o veřejném ochránci práv.</text:p>
      <text:p text:style-name="Základnítext"><text:span text:style-name="Silné">Jde o<text:s/></text:span>neformální zásady kvalitního spravování věcí veřejných. Vycházejí z ústavních zásad, obecných právních principů, morálních pravidel i legitimních společenských očekávání. Dobrá (veřejná) správa označuje takový postup úřadu, který je nejen v souladu se zákonem, ale zároveň mu nelze vytknout svévoli, účelovost, vyhýbavost, neefektivnost, liknavost a jiné nežádoucí znaky. Některé zásady dobré správy zakotvuje přímo správní řád v <text:a xlink:href="https://www.zakonyprolidi.cz/cs/2004-500#f2629348" office:target-frame-name="_top" xlink:show="replace"><text:span text:style-name="Hypertextovýodkaz">§ 2 až 8</text:span></text:a>.</text:p>
      <text:p text:style-name="Základnítext">Výbor ministrů Rady Evropy v <text:a xlink:href="https://is.muni.cz/el/1422/podzim2012/MV936K/um/Doporuceni_VM_RE__2007_7-cesky.pdf" office:target-frame-name="_top" xlink:show="replace"><text:span text:style-name="Hypertextovýodkaz">Doporučení CM/Rec(2007)7</text:span></text:a><text:s/>mluví dokonce přímo o <text:span text:style-name="Silné">dobré veřejné správě</text:span>.</text:p>
      <text:p text:style-name="Základnítext">S pozdravem</text:p>
      <text:p text:style-name="P18">JUDr.<text:s/>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5QBW*</text:span></text:p>
        <text:p text:style-name="P12"><text:span text:style-name="T13">KVOPX00D5QBW</text:span>KVOPX00D5QB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4T08:57:00Z</meta:creation-date>
    <dc:date>2023-01-24T09:27:00Z</dc:date>
    <meta:print-date>2016-06-27T07:08:00Z</meta:print-date>
    <meta:template xlink:href="KVOP_dopis%20vedoucího" xlink:type="simple"/>
    <meta:editing-cycles>3</meta:editing-cycles>
    <meta:editing-duration>PT720S</meta:editing-duration>
    <meta:user-defined meta:name="ContentTypeId">0x010100D3A71DC738674B4893D02C4CA0E22FAC</meta:user-defined>
    <meta:document-statistic meta:page-count="1" meta:paragraph-count="3" meta:word-count="246" meta:character-count="1699" meta:row-count="12" meta:non-whitespace-character-count="1456"/>
  </office:meta>
</office:document-meta>
</file>